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Tahoma, Helvetica, FreeSans, sans-serif"/>
    <style:font-face style:name="Source Sans Pro" svg:font-family="'Source Sans Pro', serif"/>
    <style:font-face style:name="Trebuchet MS" svg:font-family="'Trebuchet MS', 'Helvetica Neue', Arial, Helvetica, sans-serif"/>
    <style:font-face style:name="ff0" svg:font-family="ff0, Arial, Arial, Helvetica, sans-serif"/>
    <style:font-face style:name="ff2" svg:font-family="ff2, Georgia1, Georgia, serif"/>
    <style:font-face style:name="google sansregular" svg:font-family="'google sansregular', Georgia, 'Times New Roman', serif"/>
    <style:font-face style:name="verdana" svg:font-family="verdana"/>
    <style:font-face style:name="Droid Sans Devanagari1" svg:font-family="'Droid Sans Devanagari'" style:font-family-generic="swiss"/>
    <style:font-face style:name="Hasklig" svg:font-family="Hasklig" style:font-adornments="Bold" style:font-pitch="fixed"/>
    <style:font-face style:name="Atkinson Hyperlegible" svg:font-family="'Atkinson Hyperlegible'" style:font-adornments="Bold" style:font-pitch="variable"/>
    <style:font-face style:name="Aurel" svg:font-family="Aurel" style:font-adornments="bold" style:font-pitch="variable"/>
    <style:font-face style:name="Libre Franklin Medium" svg:font-family="'Libre Franklin Medium'" style:font-pitch="variable"/>
    <style:font-face style:name="Metzler Regular" svg:font-family="'Metzler Regular'" style:font-pitch="variable"/>
    <style:font-face style:name="Normal" svg:font-family="Normal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tkinson Hyperlegible" officeooo:rsid="000c2dc2" officeooo:paragraph-rsid="000df848"/>
    </style:style>
    <style:style style:name="P2" style:family="paragraph" style:parent-style-name="Standard">
      <style:text-properties fo:font-variant="normal" fo:text-transform="none" fo:color="#000000" loext:opacity="100%" style:font-name="ff0" fo:letter-spacing="normal" fo:font-style="normal" fo:font-weight="bold" officeooo:paragraph-rsid="000eb541" loext:padding="0cm" loext:border="none"/>
    </style:style>
    <style:style style:name="P3" style:family="paragraph" style:parent-style-name="Standard">
      <style:text-properties style:use-window-font-color="true" loext:opacity="0%" style:font-name="Atkinson Hyperlegible" fo:font-size="12pt" fo:language="es" fo:country="ES" officeooo:rsid="000c2dc2" officeooo:paragraph-rsid="000d94b0" style:font-size-asian="12pt" style:font-size-complex="12pt"/>
    </style:style>
    <style:style style:name="P4" style:family="paragraph" style:parent-style-name="Standard">
      <style:text-properties style:use-window-font-color="true" loext:opacity="0%" style:font-name="Atkinson Hyperlegible" fo:font-size="12pt" fo:language="es" fo:country="ES" officeooo:rsid="000eb541" officeooo:paragraph-rsid="000eb541" style:font-size-asian="12pt" style:font-size-complex="12pt"/>
    </style:style>
    <style:style style:name="P5" style:family="paragraph" style:parent-style-name="Standard">
      <style:text-properties style:use-window-font-color="true" loext:opacity="0%" style:font-name="Atkinson Hyperlegible" fo:font-size="12pt" officeooo:rsid="000c2dc2" officeooo:paragraph-rsid="000df848" style:font-size-asian="12pt" style:font-size-complex="12pt"/>
    </style:style>
    <style:style style:name="P6" style:family="paragraph" style:parent-style-name="Standard">
      <style:text-properties style:use-window-font-color="true" loext:opacity="0%" style:font-name="Atkinson Hyperlegible" fo:font-size="12pt" officeooo:rsid="000eb541" officeooo:paragraph-rsid="000eb541" style:font-size-asian="12pt" style:font-size-complex="12pt"/>
    </style:style>
    <style:style style:name="P7" style:family="paragraph" style:parent-style-name="Standard">
      <style:text-properties style:use-window-font-color="true" loext:opacity="0%" style:font-name="Atkinson Hyperlegible" fo:font-size="12pt" officeooo:paragraph-rsid="000eb541" style:font-size-asian="12pt" style:font-size-complex="12pt"/>
    </style:style>
    <style:style style:name="P8" style:family="paragraph" style:parent-style-name="Standard">
      <style:text-properties style:use-window-font-color="true" loext:opacity="0%" style:font-name="Atkinson Hyperlegible" fo:font-size="12pt" officeooo:rsid="00120298" officeooo:paragraph-rsid="00120298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ff0" fo:letter-spacing="normal" fo:font-style="normal" fo:font-weight="bold" loext:padding="0cm" loext:border="none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Source Sans Pro" fo:letter-spacing="normal" fo:font-style="normal" fo:font-weight="normal" loext:padding="0cm" loext:border="none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0" fo:widows="2" fo:text-indent="0cm" style:auto-text-indent="false"/>
      <style:text-properties fo:font-variant="normal" fo:text-transform="none" fo:color="#000000" loext:opacity="100%" style:font-name="ff2" fo:letter-spacing="normal" fo:font-style="italic" fo:font-weight="normal" loext:padding="0cm" loext:border="none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fo:letter-spacing="normal" loext:padding="0cm" loext:border="none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ff0000" loext:opacity="100%" style:font-name="ff0" fo:letter-spacing="-0.026cm" fo:font-style="normal" fo:font-weight="bold" loext:padding="0cm" loext:border="none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ff0000" loext:opacity="100%" style:font-name="ff0" fo:letter-spacing="normal" fo:font-style="normal" fo:font-weight="bold" loext:padding="0cm" loext:border="none"/>
    </style:style>
    <style:style style:name="P15" style:family="paragraph" style:parent-style-name="Text_20_body">
      <style:text-properties fo:font-variant="normal" fo:text-transform="none" style:use-window-font-color="true" loext:opacity="0%" style:font-name="Atkinson Hyperlegible" fo:font-size="12pt" fo:letter-spacing="normal" fo:font-style="normal" fo:font-weight="normal" officeooo:rsid="00120298" officeooo:paragraph-rsid="00120298" style:font-size-asian="12pt" style:font-size-complex="12pt"/>
    </style:style>
    <style:style style:name="P16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style:use-window-font-color="true" loext:opacity="0%" style:font-name="Atkinson Hyperlegible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333333" loext:opacity="100%" fo:font-size="12.75pt" fo:letter-spacing="normal" fo:language="es" fo:country="ES" fo:font-style="normal" fo:font-weight="normal"/>
    </style:style>
    <style:style style:name="T2" style:family="text">
      <style:text-properties fo:font-variant="normal" fo:text-transform="none" fo:color="#333333" loext:opacity="100%" fo:font-size="12.75pt" fo:letter-spacing="normal" fo:language="es" fo:country="ES" fo:font-style="normal" fo:font-weight="normal" officeooo:rsid="000df848"/>
    </style:style>
    <style:style style:name="T3" style:family="text">
      <style:text-properties fo:font-variant="normal" fo:text-transform="none" fo:color="#333333" loext:opacity="100%" fo:font-size="12.75pt" fo:letter-spacing="normal" fo:language="es" fo:country="ES" fo:font-style="normal" fo:font-weight="normal" officeooo:rsid="000fb5a5"/>
    </style:style>
    <style:style style:name="T4" style:family="text">
      <style:text-properties fo:font-variant="normal" fo:text-transform="none" fo:color="#333333" loext:opacity="100%" fo:font-size="12.75pt" fo:letter-spacing="normal" fo:language="es" fo:country="ES" fo:font-style="normal" fo:font-weight="normal" officeooo:rsid="000eb541"/>
    </style:style>
    <style:style style:name="T5" style:family="text">
      <style:text-properties fo:font-variant="normal" fo:text-transform="none" fo:color="#333333" loext:opacity="100%" style:font-name="ff0" fo:font-size="12.75pt" fo:letter-spacing="normal" fo:language="es" fo:country="ES" fo:font-style="normal" fo:font-weight="normal"/>
    </style:style>
    <style:style style:name="T6" style:family="text">
      <style:text-properties fo:font-variant="normal" fo:text-transform="none" fo:color="#333333" loext:opacity="100%" style:font-name="Arial" fo:font-size="12.75pt" fo:letter-spacing="normal" fo:language="es" fo:country="ES" fo:font-style="normal" fo:font-weight="normal"/>
    </style:style>
    <style:style style:name="T7" style:family="text">
      <style:text-properties fo:font-variant="normal" fo:text-transform="none" fo:color="#333333" loext:opacity="100%" fo:letter-spacing="normal" fo:language="es" fo:country="ES" fo:font-style="normal" fo:font-weight="normal"/>
    </style:style>
    <style:style style:name="T8" style:family="text">
      <style:text-properties fo:font-variant="normal" fo:text-transform="none" fo:color="#333333" loext:opacity="100%" fo:letter-spacing="normal" fo:language="es" fo:country="ES" fo:font-style="normal" fo:font-weight="normal" officeooo:rsid="000df848"/>
    </style:style>
    <style:style style:name="T9" style:family="text">
      <style:text-properties fo:font-variant="normal" fo:text-transform="none" fo:color="#666666" loext:opacity="100%" style:font-name="verdana" fo:font-size="10.5pt" fo:letter-spacing="normal" fo:language="es" fo:country="ES" fo:font-style="normal" fo:font-weight="normal" loext:padding="0cm" loext:border="none"/>
    </style:style>
    <style:style style:name="T10" style:family="text">
      <style:text-properties fo:font-variant="normal" fo:text-transform="none" fo:color="#666666" loext:opacity="100%" fo:font-size="10.5pt" fo:letter-spacing="normal" fo:language="es" fo:country="ES" fo:font-style="normal" fo:font-weight="normal" loext:padding="0cm" loext:border="none"/>
    </style:style>
    <style:style style:name="T11" style:family="text">
      <style:text-properties fo:font-variant="normal" fo:text-transform="none" fo:color="#666666" loext:opacity="100%" fo:letter-spacing="normal" fo:language="es" fo:country="ES" fo:font-style="normal" fo:font-weight="normal" loext:padding="0cm" loext:border="none"/>
    </style:style>
    <style:style style:name="T12" style:family="text">
      <style:text-properties fo:font-variant="normal" fo:text-transform="none" fo:color="#ff0000" loext:opacity="100%" style:font-name="verdana" fo:font-size="10.5pt" fo:letter-spacing="normal" fo:language="es" fo:country="ES" fo:font-style="italic" fo:font-weight="normal" loext:padding="0cm" loext:border="none"/>
    </style:style>
    <style:style style:name="T13" style:family="text">
      <style:text-properties fo:font-variant="normal" fo:text-transform="none" fo:color="#ff0000" loext:opacity="100%" fo:font-size="10.5pt" fo:letter-spacing="normal" fo:language="es" fo:country="ES" fo:font-style="italic" fo:font-weight="normal" loext:padding="0cm" loext:border="none"/>
    </style:style>
    <style:style style:name="T14" style:family="text">
      <style:text-properties fo:font-variant="normal" fo:text-transform="none" fo:color="#ff0000" loext:opacity="100%" fo:letter-spacing="normal" fo:language="es" fo:country="ES" fo:font-style="italic" fo:font-weight="normal" loext:padding="0cm" loext:border="none"/>
    </style:style>
    <style:style style:name="T15" style:family="text">
      <style:text-properties fo:font-variant="normal" fo:text-transform="none" fo:letter-spacing="normal" fo:language="es" fo:country="ES" fo:font-style="normal" fo:font-weight="normal"/>
    </style:style>
    <style:style style:name="T16" style:family="text">
      <style:text-properties fo:font-variant="normal" fo:text-transform="none" fo:letter-spacing="normal" fo:language="es" fo:country="ES" fo:font-style="normal" fo:font-weight="normal" officeooo:rsid="000df848"/>
    </style:style>
    <style:style style:name="T17" style:family="text">
      <style:text-properties fo:font-variant="normal" fo:text-transform="none" fo:letter-spacing="normal" fo:language="es" fo:country="ES" fo:font-style="normal" fo:font-weight="normal" loext:padding="0cm" loext:border="none"/>
    </style:style>
    <style:style style:name="T18" style:family="text">
      <style:text-properties fo:font-variant="normal" fo:text-transform="none" fo:letter-spacing="normal" fo:language="es" fo:country="ES" fo:font-style="italic" fo:font-weight="normal" loext:padding="0cm" loext:border="none"/>
    </style:style>
    <style:style style:name="T19" style:family="text">
      <style:text-properties fo:color="#333333" loext:opacity="100%" fo:font-size="12.75pt" fo:language="es" fo:country="ES" fo:font-weight="normal"/>
    </style:style>
    <style:style style:name="T20" style:family="text">
      <style:text-properties fo:language="es" fo:country="ES" loext:padding="0cm" loext:border="none"/>
    </style:style>
    <style:style style:name="T21" style:family="text">
      <style:text-properties style:font-name="ff0" fo:font-weight="bold"/>
    </style:style>
    <style:style style:name="T22" style:family="text">
      <style:text-properties fo:color="#ff0000" loext:opacity="100%"/>
    </style:style>
    <style:style style:name="T23" style:family="text">
      <style:text-properties fo:color="#ff0000" loext:opacity="100%" style:font-name="ff0" fo:letter-spacing="-0.026cm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storela</text:p>
      <text:p text:style-name="P3"/>
      <text:p text:style-name="P4">1- El anuncio del nacimiento del hijo de Dios</text:p>
      <text:p text:style-name="P5"><text:span text:style-name="T15">Juan </text:span><text:span text:style-name="T16">1, 1</text:span></text:p>
      <text:p text:style-name="P5"><text:span text:style-name="T15">1.En el principio existía la Palabra y la Palabra estaba con Dios, y la Palabra era Dios. </text:span></text:p>
      <text:p text:style-name="P5"><text:span text:style-name="T15">2.Ella estaba en el principio con Dios. </text:span></text:p>
      <text:p text:style-name="P5"><text:span text:style-name="T15">3.Todo se hizo por ella y sin ella no se hizo nada de cuanto existe. </text:span></text:p>
      <text:p text:style-name="P5"><text:span text:style-name="T15">4.En ella estaba la vida y la vida era la luz de los hombres, </text:span></text:p>
      <text:p text:style-name="P5"><text:span text:style-name="T15">5.y la luz brilla en las tinieblas, y las tinieblas no la vencieron. </text:span></text:p>
      <text:p text:style-name="P5"><text:span text:style-name="T15">6.Hubo un hombre, enviado por Dios: se llamaba Juan. </text:span></text:p>
      <text:p text:style-name="P5"><text:span text:style-name="T15">7.Este vino para un testimonio, para dar testimonio de la luz, para que todos creyeran por él. </text:span></text:p>
      <text:p text:style-name="P5"><text:span text:style-name="T15">8.No era él la luz, sino quien debía dar testimonio de la luz. </text:span></text:p>
      <text:p text:style-name="P5"><text:span text:style-name="T15">9.La Palabra era la luz verdadera que ilumina a todo hombre que viene a este mundo. </text:span></text:p>
      <text:p text:style-name="P5"><text:span text:style-name="T15">10.En el mundo estaba, y el mundo fue hecho por ella, y el mundo no la conoció. </text:span></text:p>
      <text:p text:style-name="P5"><text:span text:style-name="T15">11.Vino a su casa, y los suyos no la recibieron. </text:span></text:p>
      <text:p text:style-name="P5"><text:span text:style-name="T15">12.Pero a todos los que la recibieron les dio poder de hacerse hijos de Dios, a los que creen en su nombre; </text:span></text:p>
      <text:p text:style-name="P5"><text:span text:style-name="T15">13.la cual no nació de sangre, ni de deseo de hombre, sino que nació de Dios. </text:span></text:p>
      <text:p text:style-name="P5"><text:span text:style-name="T15">14.Y la Palabra se hizo carne, y puso su Morada entre nosotros, y hemos contemplado su gloria, gloria que recibe del Padre como Hijo único, lleno de gracia y de verdad. </text:span></text:p>
      <text:p text:style-name="P5"><text:span text:style-name="T15">15.Juan da testimonio de él y clama: «Este era del que yo dije: El que viene detrás de mí se ha puesto delante de mí, porque existía antes que yo.» </text:span></text:p>
      <text:p text:style-name="P5"><text:span text:style-name="T15">16.Pues de su plenitud hemos recibido todos, y gracia por gracia. </text:span></text:p>
      <text:p text:style-name="P5"><text:span text:style-name="T15">17.Porque la Ley fue dada por medio de Moisés; la gracia y la verdad nos han llegado por Jesucristo. </text:span></text:p>
      <text:p text:style-name="P5"><text:span text:style-name="T15">18.A Dios nadie le ha visto jamás: el Hijo único, que está en el seno del Padre, él lo ha contado.</text:span></text:p>
      <text:p text:style-name="P5"><text:span text:style-name="T15"/></text:p>
      <text:p text:style-name="P5"><text:span text:style-name="T15"/></text:p>
      <text:p text:style-name="P6"><text:span text:style-name="T15">Kalenda de Navidad</text:span></text:p>
      <text:p text:style-name="P7"><text:span text:style-name="T17">Os anunciamos, hermanos, una buena noticia,</text:span><text:span text:style-name="T15"><text:line-break/></text:span><text:span text:style-name="T17">una gran alegría para todo el pueblo;</text:span><text:span text:style-name="T15"><text:line-break/></text:span><text:span text:style-name="T17">escuchadla con corazón gozoso.</text:span><text:span text:style-name="T15"><text:line-break/><text:line-break/></text:span><text:span text:style-name="T17">Habían pasado miles y miles de años</text:span><text:span text:style-name="T15"><text:line-break/></text:span><text:span text:style-name="T17">desde que, al principio, Dios creó el Cielo y la Tierra</text:span><text:span text:style-name="T15"><text:line-break/></text:span><text:span text:style-name="T17">e hizo al hombre a su imagen y semejanza.</text:span><text:span text:style-name="T15"><text:line-break/><text:line-break/></text:span><text:span text:style-name="T17">Cerca de dos mil años después de que Abrahán,</text:span><text:span text:style-name="T15"><text:line-break/></text:span><text:span text:style-name="T17">nuestro padre en la fe, dejó su patria;</text:span><text:span text:style-name="T15"><text:line-break/></text:span><text:span text:style-name="T17">mil doscientos cincuenta años después de que los israelitas,</text:span><text:span text:style-name="T15"><text:line-break/></text:span><text:span text:style-name="T17">guiados por Moisés, salieran de Egipto;</text:span><text:span text:style-name="T15"><text:line-break/></text:span><text:span text:style-name="T17">mil años después de la unción de David como rey;</text:span><text:span text:style-name="T15"><text:line-break/></text:span><text:span text:style-name="T17">setecientos años del destierro de los judíos a Babilonia;</text:span><text:span text:style-name="T15"><text:line-break/></text:span><text:span text:style-name="T17">en la noventa y cuatro Olimpiada;</text:span><text:span text:style-name="T15"><text:line-break/></text:span><text:span text:style-name="T17">en el año 752 de la fundación de Roma;</text:span><text:span text:style-name="T15"><text:line-break/></text:span><text:span text:style-name="T17">en el año 42 del imperio de Octavio Augusto,</text:span><text:span text:style-name="T15"><text:line-break/></text:span><text:span text:style-name="T17">mientras sobre toda la tierra reinaba la paz.</text:span><text:span text:style-name="T15"><text:line-break/><text:line-break/></text:span><text:span text:style-name="T17">Hace </text:span><text:span text:style-name="T18">(indíquese el año)</text:span><text:span text:style-name="T17"> años, en Belén de Judá,</text:span><text:span text:style-name="T15"><text:line-break/></text:span><text:span text:style-name="T17">en un pesebre, porque no tenían sitio en la posada,</text:span><text:span text:style-name="T15"><text:line-break/></text:span><text:span text:style-name="T17">de María Virgen, esposa de José,</text:span><text:span text:style-name="T15"><text:line-break/></text:span><text:span text:style-name="T17">de la casa y familia de David,</text:span><text:span text:style-name="T15"><text:line-break/></text:span><text:span text:style-name="T17">nació Jesús, Dios eterno,</text:span><text:span text:style-name="T15"><text:line-break/></text:span><text:soft-page-break/><text:span text:style-name="T17">hijo del eterno Padre, y hombre verdadero,</text:span><text:span text:style-name="T15"><text:line-break/></text:span><text:span text:style-name="T17">llamado Mesías y Cristo,</text:span><text:span text:style-name="T15"><text:line-break/></text:span><text:span text:style-name="T17">que es el Salvador que los hombres esperaban.</text:span><text:span text:style-name="T15"><text:line-break/><text:line-break/></text:span><text:span text:style-name="T17">Hermanos, alegraos,</text:span><text:span text:style-name="T15"><text:line-break/></text:span><text:span text:style-name="T17">haced fiesta y celebrad la mejor noticia</text:span><text:span text:style-name="T15"><text:line-break/></text:span><text:span text:style-name="T17">de toda la historia de la humanidad.</text:span></text:p>
      <text:p text:style-name="P7"><text:span text:style-name="T17"/></text:p>
      <text:p text:style-name="P8"><text:span text:style-name="T17">Calenda</text:span></text:p>
      <text:p text:style-name="P15"><text:span text:style-name="T20">Os anunciamos, hermanos, una buena noticia,<text:line-break/>una gran alegría para todo el pueblo;<text:line-break/>escuchadla con corazón gozoso:</text:span></text:p>
      <text:p text:style-name="P16">Habían pasado miles y miles de años<text:line-break/>desde que, al principio, Dios creó el cielo y la tierra<text:line-break/>y, asignándoles un progreso continuo a través de los tiempos,<text:line-break/>quiso que las aguas produjeran un pulular de vivientes<text:line-break/>y pájaros que volaran sobre la tierra.</text:p>
      <text:p text:style-name="P16">Miles y miles de años,<text:line-break/>desde el momento en que<text:line-break/>Dios quiso que apareciera en la tierra el hombre,<text:line-break/>hecho a su imagen y semejanza,<text:line-break/>para que dominara las maravillas del mundo<text:line-break/>y, al contemplar la grandeza de la creación,<text:line-break/>alabara en todo momento al Creador.</text:p>
      <text:p text:style-name="P16">Miles y miles de años,<text:line-break/>durante los cuales los pensamientos del hombre,<text:line-break/>inclinados siempre al mal,<text:line-break/>llenaron el mundo de pecado hasta tal punto<text:line-break/>que Dios decidió purificarlo,<text:line-break/>con las aguas torrenciales del diluvio.</text:p>
      <text:p text:style-name="P16">Hacía unos 2.00_ años que Abraham, el padre de nuestra fe,<text:line-break/>obediente a la voz de Dios,<text:line-break/>se dirigió hacia una tierra desconocida<text:line-break/>para dar origen al pueblo elegido.</text:p>
      <text:p text:style-name="P16">Hacía unos 1.250 años que Moisés<text:line-break/>hizo pasar a pie enjuto por el Mar Rojo<text:line-break/>a los hijos de Abraham,<text:line-break/>para que aquel pueblo, liberado de la esclavitud del Faraón,<text:line-break/>fuera imagen de la familia de los bautizados.</text:p>
      <text:p text:style-name="P16">Hacía unos 1.000 años que David, un sencillo pastor<text:line-break/>que guardaba los rebaños de su padre Jesé,<text:line-break/>fue ungido por el profeta Samuel,<text:line-break/>como el gran rey de Israel.</text:p>
      <text:p text:style-name="P16">Hacía unos 700 años que Israel,<text:line-break/>que había reincidido continuamente en las infidelidades de sus padres<text:line-break/><text:soft-page-break/>y por no hacer caso de los mensajeros que Dios le enviaba,<text:line-break/>fue deportado por los caldeos a Babilonia;<text:line-break/>fue entonces, en medio de los sufrimientos del destierro,<text:line-break/>cuando aprendió a esperar un Salvador<text:line-break/>que lo librara de su esclavitud<text:line-break/>y a desear aquel Mesías<text:line-break/>que tos profetas le habían anunciado<text:line-break/>y que había de instaurar un nuevo orden de paz y de justicia,<text:line-break/>de amor y de libertad.</text:p>
      <text:p text:style-name="P16">Finalmente, durante la olimpiada 94,<text:line-break/>el año 752 de la fundación de Roma,<text:line-break/>el año 14 del reinado del emperador Augusto,<text:line-break/>cuando en el mundo entero reinaba una Paz universal,<text:line-break/>hace  1991 años,<text:line-break/>en Belén de Judá, pueblo humilde de Israel,<text:line-break/>ocupado entonces por los romanos,<text:line-break/>en un pesebre, porque no tenía sitio en la posada,<text:line-break/>de María virgen, esposa de José,<text:line-break/>de la casa y familia de David,<text:line-break/>nació Jesús,<text:line-break/>Dios eterno, Hijo del Eterno Padre,<text:line-break/>y hombre verdadero,<text:line-break/>llamado Mesías y Cristo,<text:line-break/>que es el Salvador que los hombres esperaban.</text:p>
      <text:p text:style-name="P16">El es la Palabra que ilumina a todo hombre,<text:line-break/>por él fueron creadas al principio todas las cosas;<text:line-break/>él, que es el camino, la verdad y la vida,<text:line-break/>ha acampado, pues, entre nosotros.</text:p>
      <text:p text:style-name="P16">Nosotros, los que creemos en él,<text:line-break/>nos hemos reunido hoy (en esta noche santa),<text:line-break/>o mejor dicho, Dios nos ha reunido,<text:line-break/>para celebrar con alegría<text:line-break/>la solemnidad de Navidad,<text:line-break/>y proclamar nuestra fe en Cristo, Salvador del mundo.</text:p>
      <text:p text:style-name="P16">Hermanos, alegraos,<text:line-break/>haced fiesta y celebrad la mejor noticia<text:line-break/>de toda la historia de la humanidad.</text:p>
      <text:p text:style-name="P8"><text:span text:style-name="T1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Tahoma, Helvetica, FreeSans, sans-serif"/>
    <style:font-face style:name="Source Sans Pro" svg:font-family="'Source Sans Pro', serif"/>
    <style:font-face style:name="Trebuchet MS" svg:font-family="'Trebuchet MS', 'Helvetica Neue', Arial, Helvetica, sans-serif"/>
    <style:font-face style:name="ff0" svg:font-family="ff0, Arial, Arial, Helvetica, sans-serif"/>
    <style:font-face style:name="ff2" svg:font-family="ff2, Georgia1, Georgia, serif"/>
    <style:font-face style:name="google sansregular" svg:font-family="'google sansregular', Georgia, 'Times New Roman', serif"/>
    <style:font-face style:name="verdana" svg:font-family="verdana"/>
    <style:font-face style:name="Droid Sans Devanagari1" svg:font-family="'Droid Sans Devanagari'" style:font-family-generic="swiss"/>
    <style:font-face style:name="Hasklig" svg:font-family="Hasklig" style:font-adornments="Bold" style:font-pitch="fixed"/>
    <style:font-face style:name="Atkinson Hyperlegible" svg:font-family="'Atkinson Hyperlegible'" style:font-adornments="Bold" style:font-pitch="variable"/>
    <style:font-face style:name="Aurel" svg:font-family="Aurel" style:font-adornments="bold" style:font-pitch="variable"/>
    <style:font-face style:name="Libre Franklin Medium" svg:font-family="'Libre Franklin Medium'" style:font-pitch="variable"/>
    <style:font-face style:name="Metzler Regular" svg:font-family="'Metzler Regular'" style:font-pitch="variable"/>
    <style:font-face style:name="Normal" svg:font-family="Normal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17:09:32.043329526</meta:creation-date>
    <dc:date>2022-01-04T18:18:11.879101593</dc:date>
    <meta:editing-duration>PT37M8S</meta:editing-duration>
    <meta:editing-cycles>4</meta:editing-cycles>
    <meta:generator>LibreOffice/7.1.8.1$Linux_X86_64 LibreOffice_project/10$Build-1</meta:generator>
    <meta:document-statistic meta:table-count="0" meta:image-count="0" meta:object-count="0" meta:page-count="3" meta:paragraph-count="36" meta:word-count="1014" meta:character-count="5547" meta:non-whitespace-character-count="4547"/>
  </office:meta>
</office:document-meta>
</file>